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ualPoolingDriverExample.printDriver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ualPoolingDriverExample.setupDriver( String connec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ualPoolingDriverExample.main( String [ ] ar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ManualPoolingDriverExample.shutdown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